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4b4c4d" officeooo:paragraph-rsid="004b4c4d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7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3" style:family="paragraph" style:parent-style-name="Text_20_body">
      <style:text-properties style:font-name="Arial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text-properties style:font-name="Arial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43dda9" fo:background-color="#ffff0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Text_20_body">
      <style:text-properties officeooo:rsid="00489543" officeooo:paragraph-rsid="00489543"/>
    </style:style>
    <style:style style:name="P20" style:family="paragraph" style:parent-style-name="Text_20_body">
      <style:text-properties officeooo:rsid="004b4c4d" officeooo:paragraph-rsid="0050a803"/>
    </style:style>
    <style:style style:name="P21" style:family="paragraph" style:parent-style-name="Text_20_body">
      <style:text-properties officeooo:rsid="004df692" officeooo:paragraph-rsid="004df692"/>
    </style:style>
    <style:style style:name="P22" style:family="paragraph" style:parent-style-name="Text_20_body">
      <style:text-properties officeooo:rsid="0050a803" officeooo:paragraph-rsid="0050a803"/>
    </style:style>
    <style:style style:name="P23" style:family="paragraph" style:parent-style-name="Text_20_body">
      <style:text-properties officeooo:rsid="0053b4ab" officeooo:paragraph-rsid="0053b4ab"/>
    </style:style>
    <style:style style:name="P24" style:family="paragraph" style:parent-style-name="Text_20_body">
      <style:text-properties officeooo:rsid="00548f18" officeooo:paragraph-rsid="00548f18"/>
    </style:style>
    <style:style style:name="P25" style:family="paragraph" style:parent-style-name="Text_20_body">
      <style:text-properties officeooo:rsid="00548f18" officeooo:paragraph-rsid="00548f18" fo:background-color="#ffff00"/>
    </style:style>
    <style:style style:name="P26" style:family="paragraph" style:parent-style-name="Text_20_body">
      <style:text-properties officeooo:rsid="0054954d" officeooo:paragraph-rsid="0054954d"/>
    </style:style>
    <style:style style:name="P27" style:family="paragraph" style:parent-style-name="Text_20_body">
      <style:text-properties fo:font-weight="normal" officeooo:rsid="00489543" officeooo:paragraph-rsid="00489543" style:font-weight-asian="normal" style:font-weight-complex="normal"/>
    </style:style>
    <style:style style:name="P28" style:family="paragraph" style:parent-style-name="Text_20_body">
      <style:text-properties fo:font-weight="normal" officeooo:rsid="0048aa96" officeooo:paragraph-rsid="00489543" style:font-weight-asian="normal" style:font-weight-complex="normal"/>
    </style:style>
    <style:style style:name="P29" style:family="paragraph" style:parent-style-name="Text_20_body">
      <style:text-properties fo:font-weight="normal" officeooo:rsid="0048aa96" officeooo:paragraph-rsid="0048aa96" style:font-weight-asian="normal" style:font-weight-complex="normal"/>
    </style:style>
    <style:style style:name="P30" style:family="paragraph" style:parent-style-name="Text_20_body">
      <style:text-properties fo:font-weight="normal" officeooo:rsid="004b4c4d" officeooo:paragraph-rsid="004b4c4d" style:font-weight-asian="normal" style:font-weight-complex="normal"/>
    </style:style>
    <style:style style:name="P31" style:family="paragraph" style:parent-style-name="Text_20_body">
      <style:text-properties fo:font-weight="normal" officeooo:rsid="004df692" officeooo:paragraph-rsid="004df692" style:font-weight-asian="normal" style:font-weight-complex="normal"/>
    </style:style>
    <style:style style:name="P32" style:family="paragraph" style:parent-style-name="Text_20_body">
      <style:text-properties fo:font-weight="normal" officeooo:rsid="0066dd88" officeooo:paragraph-rsid="0066dd88" style:font-weight-asian="normal" style:font-weight-complex="normal"/>
    </style:style>
    <style:style style:name="P33" style:family="paragraph" style:parent-style-name="Text_20_body">
      <style:text-properties officeooo:rsid="005863e4" officeooo:paragraph-rsid="005863e4"/>
    </style:style>
    <style:style style:name="P34" style:family="paragraph" style:parent-style-name="Text_20_body">
      <style:text-properties officeooo:rsid="0058b625" officeooo:paragraph-rsid="0058b625"/>
    </style:style>
    <style:style style:name="P35" style:family="paragraph" style:parent-style-name="Text_20_body">
      <style:text-properties officeooo:paragraph-rsid="004195c8"/>
    </style:style>
    <style:style style:name="P36" style:family="paragraph" style:parent-style-name="Text_20_body">
      <style:text-properties officeooo:rsid="00591758" officeooo:paragraph-rsid="00591758"/>
    </style:style>
    <style:style style:name="P37" style:family="paragraph" style:parent-style-name="Text_20_body">
      <style:text-properties officeooo:rsid="005abf6b" officeooo:paragraph-rsid="005abf6b"/>
    </style:style>
    <style:style style:name="P38" style:family="paragraph" style:parent-style-name="Text_20_body">
      <style:text-properties officeooo:rsid="005c6cc6" officeooo:paragraph-rsid="005c6cc6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5c6cc6" officeooo:paragraph-rsid="005c6cc6" style:font-weight-asian="bold" style:font-weight-complex="bold"/>
    </style:style>
    <style:style style:name="P41" style:family="paragraph" style:parent-style-name="Text_20_body">
      <style:text-properties fo:font-weight="bold" officeooo:rsid="005db286" officeooo:paragraph-rsid="005db286" style:font-weight-asian="bold" style:font-weight-complex="bold"/>
    </style:style>
    <style:style style:name="P42" style:family="paragraph" style:parent-style-name="Text_20_body">
      <style:text-properties fo:font-weight="bold" officeooo:rsid="0063d774" officeooo:paragraph-rsid="0063d774" style:font-weight-asian="bold" style:font-weight-complex="bold"/>
    </style:style>
    <style:style style:name="P43" style:family="paragraph" style:parent-style-name="Text_20_body">
      <style:text-properties fo:font-weight="bold" officeooo:rsid="0066dd88" officeooo:paragraph-rsid="0066dd88" style:font-weight-asian="bold" style:font-weight-complex="bold"/>
    </style:style>
    <style:style style:name="P44" style:family="paragraph" style:parent-style-name="Text_20_body">
      <style:text-properties officeooo:rsid="005db286" officeooo:paragraph-rsid="005db286"/>
    </style:style>
    <style:style style:name="P45" style:family="paragraph" style:parent-style-name="Text_20_body">
      <style:text-properties officeooo:rsid="005eb3d1" officeooo:paragraph-rsid="005eb3d1"/>
    </style:style>
    <style:style style:name="P46" style:family="paragraph" style:parent-style-name="Text_20_body">
      <style:text-properties officeooo:rsid="006203b7" officeooo:paragraph-rsid="006203b7"/>
    </style:style>
    <style:style style:name="P47" style:family="paragraph" style:parent-style-name="Text_20_body">
      <style:text-properties officeooo:paragraph-rsid="0066dd88"/>
    </style:style>
    <style:style style:name="P4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52" style:family="paragraph" style:parent-style-name="Text_20_body">
      <style:paragraph-properties fo:break-before="page"/>
      <style:text-properties officeooo:rsid="00489543" officeooo:paragraph-rsid="00489543"/>
    </style:style>
    <style:style style:name="P53" style:family="paragraph" style:parent-style-name="Heading_20_1" style:list-style-name="">
      <style:text-properties style:font-name="Arial3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Heading_20_1">
      <style:text-properties officeooo:rsid="004df692" officeooo:paragraph-rsid="004df692"/>
    </style:style>
    <style:style style:name="P55" style:family="paragraph" style:parent-style-name="Heading_20_1">
      <style:text-properties officeooo:rsid="006bb489" officeooo:paragraph-rsid="006bb489"/>
    </style:style>
    <style:style style:name="P56" style:family="paragraph" style:parent-style-name="Heading_20_1">
      <style:paragraph-properties fo:break-before="page"/>
      <style:text-properties officeooo:paragraph-rsid="006a0286"/>
    </style:style>
    <style:style style:name="P57" style:family="paragraph" style:parent-style-name="Heading_20_2">
      <style:text-properties officeooo:rsid="006a0286" officeooo:paragraph-rsid="006a0286"/>
    </style:style>
    <style:style style:name="P58" style:family="paragraph" style:parent-style-name="Heading_20_2">
      <style:text-properties officeooo:rsid="006f4b6f" officeooo:paragraph-rsid="006f4b6f"/>
    </style:style>
    <style:style style:name="P59" style:family="paragraph" style:parent-style-name="Heading_20_2">
      <style:text-properties officeooo:paragraph-rsid="006f4b6f"/>
    </style:style>
    <style:style style:name="P60" style:family="paragraph" style:parent-style-name="Text_20_body" style:master-page-name="CTM_20__7c__20_Capa">
      <style:paragraph-properties fo:text-align="center" style:justify-single-word="false" style:page-number="auto"/>
    </style:style>
    <style:style style:name="P61" style:family="paragraph" style:parent-style-name="Text_20_body">
      <style:text-properties fo:font-weight="normal" officeooo:rsid="0063d774" officeooo:paragraph-rsid="0063d774" style:font-weight-asian="normal" style:font-weight-complex="normal"/>
    </style:style>
    <style:style style:name="P62" style:family="paragraph" style:parent-style-name="Text_20_body">
      <style:text-properties fo:font-weight="normal" officeooo:rsid="006575ed" officeooo:paragraph-rsid="006575ed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06575ed" officeooo:paragraph-rsid="006575ed" style:font-weight-asian="normal" style:font-weight-complex="normal"/>
    </style:style>
    <style:style style:name="P64" style:family="paragraph" style:parent-style-name="Text_20_body">
      <style:text-properties fo:font-weight="normal" officeooo:rsid="00669bd6" officeooo:paragraph-rsid="00669bd6" style:font-weight-asian="normal" style:font-weight-complex="normal"/>
    </style:style>
    <style:style style:name="P65" style:family="paragraph" style:parent-style-name="Text_20_body">
      <style:text-properties fo:font-weight="normal" officeooo:rsid="0066dd88" officeooo:paragraph-rsid="0066dd88" style:font-weight-asian="normal" style:font-weight-complex="normal"/>
    </style:style>
    <style:style style:name="P66" style:family="paragraph" style:parent-style-name="Text_20_body">
      <style:text-properties style:font-name="Arial1" fo:language="pt" fo:country="BR" fo:font-weight="normal" officeooo:rsid="0066dd88" officeooo:paragraph-rsid="0066dd88" style:font-weight-asian="normal" style:font-weight-complex="normal"/>
    </style:style>
    <style:style style:name="P67" style:family="paragraph" style:parent-style-name="Text_20_body">
      <style:text-properties style:font-name="Arial1" fo:language="pt" fo:country="BR" fo:font-weight="bold" officeooo:rsid="0066dd88" officeooo:paragraph-rsid="0066dd88" style:font-weight-asian="bold" style:font-weight-complex="bold"/>
    </style:style>
    <style:style style:name="P68" style:family="paragraph" style:parent-style-name="Text_20_body">
      <style:text-properties officeooo:rsid="006a0286" officeooo:paragraph-rsid="006a0286"/>
    </style:style>
    <style:style style:name="P69" style:family="paragraph" style:parent-style-name="Text_20_body">
      <style:paragraph-properties fo:text-align="justify" style:justify-single-word="false"/>
      <style:text-properties officeooo:rsid="006a0286" officeooo:paragraph-rsid="006a0286"/>
    </style:style>
    <style:style style:name="P70" style:family="paragraph" style:parent-style-name="Text_20_body">
      <style:paragraph-properties fo:text-align="justify" style:justify-single-word="false"/>
      <style:text-properties officeooo:rsid="006bb489" officeooo:paragraph-rsid="006bb489"/>
    </style:style>
    <style:style style:name="P71" style:family="paragraph" style:parent-style-name="Text_20_body">
      <style:text-properties officeooo:paragraph-rsid="006bb489"/>
    </style:style>
    <style:style style:name="P72" style:family="paragraph" style:parent-style-name="Text_20_body">
      <style:text-properties officeooo:rsid="006d7965" officeooo:paragraph-rsid="006d7965"/>
    </style:style>
    <style:style style:name="P73" style:family="paragraph" style:parent-style-name="Text_20_body">
      <style:text-properties officeooo:rsid="006f4b6f" officeooo:paragraph-rsid="006f4b6f"/>
    </style:style>
    <style:style style:name="P74" style:family="paragraph" style:parent-style-name="Text_20_body">
      <style:text-properties officeooo:paragraph-rsid="006f4b6f"/>
    </style:style>
    <style:style style:name="P75" style:family="paragraph" style:parent-style-name="Text_20_body">
      <style:text-properties officeooo:rsid="0070ec9f" officeooo:paragraph-rsid="0070ec9f"/>
    </style:style>
    <style:style style:name="P76" style:family="paragraph" style:parent-style-name="Text_20_body">
      <style:text-properties officeooo:rsid="0070ec9f" officeooo:paragraph-rsid="0071c84a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3a67" fo:background-color="#ffff00" loext:char-shading-value="0"/>
    </style:style>
    <style:style style:name="T4" style:family="text">
      <style:text-properties style:font-name="Arial1" fo:language="pt" fo:country="BR" fo:font-weight="normal" style:font-weight-asian="normal" style:font-weight-complex="normal"/>
    </style:style>
    <style:style style:name="T5" style:family="text">
      <style:text-properties style:font-name="Arial1" fo:language="pt" fo:country="BR" fo:font-weight="normal" officeooo:rsid="0066dd88" style:font-weight-asian="normal" style:font-weight-complex="normal"/>
    </style:style>
    <style:style style:name="T6" style:family="text">
      <style:text-properties style:font-name="Arial1" fo:language="pt" fo:country="BR" fo:font-weight="normal" officeooo:rsid="00671f5b" style:font-weight-asian="normal" style:font-weight-complex="normal"/>
    </style:style>
    <style:style style:name="T7" style:family="text">
      <style:text-properties style:font-name="Arial1" fo:font-size="10pt" fo:language="pt" fo:country="BR" officeooo:rsid="0043dda9"/>
    </style:style>
    <style:style style:name="T8" style:family="text">
      <style:text-properties style:font-name="Arial1" fo:font-size="10pt" fo:language="pt" fo:country="BR" officeooo:rsid="0043dda9" fo:background-color="#ffff00" loext:char-shading-value="0"/>
    </style:style>
    <style:style style:name="T9" style:family="text">
      <style:text-properties officeooo:rsid="001d0934" fo:background-color="transparent" loext:char-shading-value="0"/>
    </style:style>
    <style:style style:name="T10" style:family="text">
      <style:text-properties officeooo:rsid="0043dda9"/>
    </style:style>
    <style:style style:name="T11" style:family="text">
      <style:text-properties officeooo:rsid="0043dda9" fo:background-color="#ffff00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ee0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8aa96" style:font-weight-asian="normal" style:font-weight-complex="normal"/>
    </style:style>
    <style:style style:name="T16" style:family="text">
      <style:text-properties fo:font-weight="normal" officeooo:rsid="0066dd88" style:font-weight-asian="normal" style:font-weight-complex="normal"/>
    </style:style>
    <style:style style:name="T17" style:family="text">
      <style:text-properties officeooo:rsid="0066dd88"/>
    </style:style>
    <style:style style:name="T18" style:family="text">
      <style:text-properties officeooo:rsid="006a0286"/>
    </style:style>
    <style:style style:name="T19" style:family="text">
      <style:text-properties officeooo:rsid="006bb489"/>
    </style:style>
    <style:style style:name="T20" style:family="text">
      <style:text-properties officeooo:rsid="006da653"/>
    </style:style>
    <style:style style:name="T21" style:family="text">
      <style:text-properties officeooo:rsid="006f4b6f"/>
    </style:style>
    <style:style style:name="T22" style:family="text">
      <style:text-properties officeooo:rsid="0071b058"/>
    </style:style>
    <style:style style:name="T23" style:family="text">
      <style:text-properties officeooo:rsid="0071c84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bookmark-start text:name="__RefHeading___Toc74_2961738099"/>JEDIEL DA ROSA RIBEIRO<text:bookmark-end text:name="__RefHeading___Toc74_2961738099"/>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P8"/>
      <text:p text:style-name="P8"/>
      <text:p text:style-name="P8"/>
      <text:p text:style-name="P8"/>
      <text:p text:style-name="P8"/>
      <text:p text:style-name="P10"/>
      <text:p text:style-name="P11"/>
      <text:p text:style-name="P8"/>
      <text:p text:style-name="P13"/>
      <text:p text:style-name="P13"/>
      <text:p text:style-name="P13"/>
      <text:p text:style-name="P13"/>
      <text:p text:style-name="P18"><text:span text:style-name="T2">GASPAR</text:span>/SC<text:line-break/><text:span text:style-name="T3">[ MÊS ]</text:span><text:span text:style-name="T9"> </text:span><text:span text:style-name="T1">DE 2021</text:span></text:p>
      <text:p text:style-name="P51">JEDIEL DA ROSA RIBEIRO</text:p>
      <text:p text:style-name="P5"/>
      <text:p text:style-name="P5"/>
      <text:p text:style-name="P5"/>
      <text:p text:style-name="P5"/>
      <text:p text:style-name="P7"/>
      <text:p text:style-name="P5"/>
      <text:p text:style-name="P16">TÍTULO DO TRABALHO</text:p>
      <text:p text:style-name="Abstrato">Trabalho apresentado à professora <text:span text:style-name="T7">[</text:span><text:span text:style-name="T8">NOME DA PROFESSORA</text:span><text:span text:style-name="T7">]</text:span> por exigência da disciplina <text:span text:style-name="T10">[</text:span><text:span text:style-name="T11">NOME DA DISCIPLINA</text:span><text:span text:style-name="T10">] do </text:span>curso de Teologia e Missão do Centro de Treinamento Missionário Vida – CTMVida.</text:p>
      <text:p text:style-name="P9"/>
      <text:p text:style-name="P12"/>
      <text:p text:style-name="P12"/>
      <text:p text:style-name="P12"/>
      <text:p text:style-name="P9"/>
      <text:p text:style-name="P14"/>
      <text:p text:style-name="P14"/>
      <text:p text:style-name="P14"/>
      <text:p text:style-name="P14"/>
      <text:p text:style-name="P17"><text:bookmark-start text:name="__RefHeading___Toc76_29617380991"/><text:span text:style-name="T2">GASPAR</text:span>/SC<text:line-break/><text:span text:style-name="T3">[ MÊS ]</text:span><text:span text:style-name="T9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0">Sumário</text:p>
          </text:index-title>
          <text:p text:style-name="P48"><text:a xlink:type="simple" xlink:href="#__RefHeading___Toc78_2961738099" text:style-name="Index_20_Link" text:visited-style-name="Index_20_Link">Primeiro tópico principal<text:tab/>4</text:a></text:p>
          <text:p text:style-name="P49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53" text:outline-level="1"/>
      <text:p text:style-name="P52">No inverno de 1510 e 1511 foi enviado à Roma a negócios. Lá se deparou com a corrupção e a luxúria da Igreja Romana e começou a compreender a necessidade de uma reforma.</text:p>
      <text:p text:style-name="P19"/>
      <text:p text:style-name="P19">→ Uma crise ao chegar em roma e ter um choque com a realidade de lá.</text:p>
      <text:p text:style-name="P19"/>
      <text:p text:style-name="P19">Em 1517 John Tetzel começou a venda de indulgência em Juterbock, perto de Witemberg. Lutero não suportando ver o povo ser enganado escreve 95 teses e coloca na porta da Igreja do Castelo de Wittemberg no dia <text:span text:style-name="T12">31 de outubro de 1517</text:span><text:span text:style-name="T14">.</text:span></text:p>
      <text:p text:style-name="P27"/>
      <text:p text:style-name="P27">Em 1518 chega em Wittenberg o jovem Filipe Melanchton, que foi o sucessor de Lutero e por muitos considerado o teólogo da reforma.</text:p>
      <text:p text:style-name="P27"/>
      <text:p text:style-name="P27">Tempos depois Lutero casou-se com Catarina Von Bora com quem teve 6 filhos.</text:p>
      <text:p text:style-name="P27">→ No tempo que ocorria a reforma na Alemanha, também acontecia no norte da Suíça sob a liderança de Zwinglio.</text:p>
      <text:p text:style-name="P27"/>
      <text:p text:style-name="P27">Lutero e Zwinglio se encontraram em 1529 no castelo de Marburg e não unirão forçar por não concordarem com apenas 1 das 15 proposições. Zwinglio dizia que a ceia era apenas um memorial da morte de Cristo enquanto Lutero dizia ter uma presença física na comunhão sem alteração do pão e vinho.</text:p>
      <text:p text:style-name="P27">→ Na escandinávia (Dinamarca, Noruega e Islandia). Os governantes se simpatizaram pelo Luteranismo e o povo apoiou pois estavam desgostosos com a corrupção no Clero.</text:p>
      <text:p text:style-name="P19"><text:span text:style-name="T14">Em 1539, o </text:span><text:span text:style-name="T15">luteranismo já se torna a religião oficial da Escandinávia.</text:span></text:p>
      <text:p text:style-name="P28">→ Jogn Knox</text:p>
      <text:p text:style-name="P29"><text:soft-page-break/>Ulrico Zwinglio</text:p>
      <text:p text:style-name="P29">→ Entre 1506 e 1516 serviu ao papado como paróquio e capellão. </text:p>
      <text:p text:style-name="P29">João Calvino</text:p>
      <text:p text:style-name="P29">→ Institutas da religião Cristã</text:p>
      <text:p text:style-name="P29">Revolução na cidade de Genébra</text:p>
      <text:p text:style-name="P30">Conrad Grebel (1498-1526), Baltazsar Hubmaier. Menon, Amishs</text:p>
      <text:p text:style-name="P20"><text:span text:style-name="T13">Musical SIX, </text:span><text:span text:style-name="T14">Henrique VIII</text:span></text:p>
      <text:p text:style-name="P31">Puritanos e Separatistas, Batistas → John Smyth</text:p>
      <text:list xml:id="list3911097740" text:style-name="Outline">
        <text:list-item>
          <text:h text:style-name="P54" text:outline-level="1">Contrareforma</text:h>
        </text:list-item>
      </text:list>
      <text:p text:style-name="P21">Contra-Regorma, ou Reforma católica.</text:p>
      <text:p text:style-name="P21">Uma das armas da contra-reforma foi os Jesuítas. Inácio de Loiola, 1534.</text:p>
      <text:p text:style-name="P22">Arminio crítico de Calvino.</text:p>
      <text:p text:style-name="P23">E agora né o que vamos fazer eu estou totalmente sem saber o que escrever, como escrever ou porque escrever.</text:p>
      <text:p text:style-name="P23">Por volta de 1555 chegou ao Brasil</text:p>
      <text:p text:style-name="P23">Protestantismo na América Latina</text:p>
      <text:p text:style-name="P23">→ Na segunda tentativa, os Holandeses chegaram ao nordeste do Bra</text:p>
      <text:p text:style-name="P25">PodCast da Olívia sobre maurício de Nassau</text:p>
      <text:p text:style-name="P24">1555 Tentativa dos franceses</text:p>
      <text:p text:style-name="P24">1585 Holandeses</text:p>
      <text:p text:style-name="P24">Século 19 o protestantismo se instala no Brasil a partir das navegações </text:p>
      <text:p text:style-name="P24"/>
      <text:p text:style-name="P26">Guilherme Penn… Caneta… Candea</text:p>
      <text:p text:style-name="P33"><text:soft-page-break/>Aula história da Igreja → 2021-11-16</text:p>
      <text:p text:style-name="P33"/>
      <text:p text:style-name="P34">oh wow.</text:p>
      <text:p text:style-name="P36">Gotas de sabedoria: </text:p>
      <text:p text:style-name="P36"><text:tab/>DestroyAllChildren()</text:p>
      <text:p text:style-name="P35"/>
      <text:p text:style-name="P36">História da igreja</text:p>
      <text:p text:style-name="P36"><text:tab/>Henrique VIII Reforma na inglaterra com suas 6 esposas</text:p>
      <text:p text:style-name="P36"/>
      <text:p text:style-name="P36">Perguntas de prova</text:p>
      <text:p text:style-name="P36">Lutero → <text:span text:style-name="T12">Alemanha</text:span></text:p>
      <text:p text:style-name="P36">Zwinglio e Calvino → <text:span text:style-name="T12">Suíça</text:span></text:p>
      <text:p text:style-name="P36">Henrique VIII → <text:span text:style-name="T12">Inglaterra</text:span></text:p>
      <text:p text:style-name="P36"/>
      <text:p text:style-name="P37">Racionalismo e Religião</text:p>
      <text:p text:style-name="P37">→ Vimos que o século XVI foi marcado por várias reformas, e uma delas foi a intelectual.</text:p>
      <text:p text:style-name="P37"/>
      <text:p text:style-name="P37"><text:span text:style-name="T12">Deísmo</text:span> =&gt; Conhecimento adquirido através da razão e não através da revelação. É chamado de religião natural em contraste com religião sobrenatural.</text:p>
      <text:p text:style-name="P37">→ Deus que criou o universo, mas abandonou sua criação, deixando ao controle das leis naturais. Assim Deus não tem interesse por sua criação.</text:p>
      <text:p text:style-name="P37"/>
      <text:p text:style-name="P37"><text:soft-page-break/>Os deístas mais conhecidos foram: Voltaire, Rousseau, Thomas Jefferson, George Washington, Lorde SaftesBury e outros…</text:p>
      <text:p text:style-name="P37"/>
      <text:list xml:id="list152831642427927" text:continue-numbering="true" text:style-name="Outline">
        <text:list-item>
          <text:list>
            <text:list-item>
              <text:h text:style-name="Heading_20_2" text:outline-level="2">Os avivamentos</text:h>
            </text:list-item>
          </text:list>
        </text:list-item>
      </text:list>
      <text:p text:style-name="Text_20_body"/>
      <text:p text:style-name="P37"><text:span text:style-name="T12">Pietismo</text:span>:</text:p>
      <text:p text:style-name="P37">Philip Jaco Spener =&gt; A fé é na vida, no dia a dia.</text:p>
      <text:p text:style-name="P37">Augusto Franck =&gt; Fundou grandes instituições para crianças desamparadas.</text:p>
      <text:p text:style-name="P37"><text:span text:style-name="T12">Morávios</text:span>:</text:p>
      <text:p text:style-name="P37">Nikolaus Ludwig Zinzendorf, conhecido como Conde Zinzendorf. 1727.</text:p>
      <text:p text:style-name="P38">Escala de oração contínua. Uma vigília que durou mais de 100 anos sem 1 minuto de interrupḉão.</text:p>
      <text:p text:style-name="P40">Puritanos (estados unidos)<text:span text:style-name="T14">: </text:span></text:p>
      <text:p text:style-name="P44">John Edwards</text:p>
      <text:p text:style-name="P41">Avivamento na inglaterra<text:span text:style-name="T14">:</text:span></text:p>
      <text:p text:style-name="P44">John Wesley</text:p>
      <text:p text:style-name="P45">Filme da vida de John Wesley</text:p>
      <text:p text:style-name="P46">Filme Tempos de glória (mórmom)</text:p>
      <text:p text:style-name="P42">Igreja adventista<text:span text:style-name="T14">:</text:span></text:p>
      <text:p text:style-name="P61">Willian Miller =&gt; Ellen White…</text:p>
      <text:p text:style-name="P62"/>
      <text:p text:style-name="P62">Em 1848 Marx e Engels lançam o Manifesto Comunista desenvolvendo a ideia comunista.</text:p>
      <text:p text:style-name="P62">Em 1859 Charles Darwin lança seu livro.</text:p>
      <text:p text:style-name="P62"><text:soft-page-break/>Em 1861 Charles H. Spurgeon</text:p>
      <text:p text:style-name="P63">Em 1870 <text:s/>Charles Taze Russell forma grupos de estudos bíblicos em casas afirmando que todas igrejas estavam errada. Surge assim os Testemunhas de Jeová.</text:p>
      <text:p text:style-name="P62"/>
      <text:p text:style-name="P64">O que vai cair na prova?</text:p>
      <text:p text:style-name="P43">Página 96 Reforma</text:p>
      <text:p text:style-name="P32">→ Os 3 principais nomes da reforma </text:p>
      <text:p text:style-name="P32">Lutero, Zwinglio e Calvino</text:p>
      <text:p text:style-name="P32">Alemanhã e Suíça</text:p>
      <text:p text:style-name="P47"><text:span text:style-name="T16">Resgate </text:span><text:span text:style-name="T5">da essência do evangelho</text:span></text:p>
      <text:p text:style-name="P66">31 de outubro de 1517 com Lutero</text:p>
      <text:p text:style-name="P66"/>
      <text:p text:style-name="P67">Página 100 Reforma radical</text:p>
      <text:p text:style-name="P66">Anabatistas</text:p>
      <text:p text:style-name="P67">Página 101 Anglicanismo</text:p>
      <text:p text:style-name="P66">Henrique VIII</text:p>
      <text:p text:style-name="P39">Página <text:span text:style-name="T17">105</text:span></text:p>
      <text:p text:style-name="P32">contradição</text:p>
      <text:p text:style-name="P43">Página 110</text:p>
      <text:p text:style-name="P32">Deísmo</text:p>
      <text:p text:style-name="P43">Página 111, 112, 113 Avivamentos</text:p>
      <text:p text:style-name="P32">Pietismo: Philip e Conde Zinzendorf Morávios. Vigília de 100 anos</text:p>
      <text:p text:style-name="P32"><text:soft-page-break/>Johnatan Edwards: Pecadores nas mãos de um Deus irado.</text:p>
      <text:p text:style-name="P32">John Wesley: Metodismo</text:p>
      <text:p text:style-name="P32">Holandeses - 1630 e franceses - 1585 tentaram trazer o protestantismo para o Brasil</text:p>
      <text:p text:style-name="P67">Página 125 Pentecostalismo</text:p>
      <text:p text:style-name="P66">William Semmors, Avivamento da Rua Azusa</text:p>
      <text:p text:style-name="P66">História da Assembleia de Deus</text:p>
      <text:p text:style-name="P43"><text:span text:style-name="T4">→</text:span><text:span text:style-name="T6"> Daniel Berg e Gunnar Vingren em 18 de Junho de 1911.</text:span></text:p>
      <text:p text:style-name="P66"/>
      <text:list xml:id="list152832907171781" text:continue-numbering="true" text:style-name="Outline">
        <text:list-item>
          <text:h text:style-name="P56" text:outline-level="1"><text:span text:style-name="T18">Pentecostalismo</text:span></text:h>
        </text:list-item>
      </text:list>
      <text:p text:style-name="P68">A história sempre é construída a partir de uma perspectiva.</text:p>
      <text:p text:style-name="P68"/>
      <text:list xml:id="list152832694056717" text:continue-numbering="true" text:style-name="Outline">
        <text:list-item>
          <text:list>
            <text:list-item>
              <text:h text:style-name="P57" text:outline-level="2">Edward Irving</text:h>
            </text:list-item>
          </text:list>
        </text:list-item>
      </text:list>
      <text:p text:style-name="P69">Organiza a igreja apostólica católica. Cria ele que a igreja poderia desfrutar dos dons espirituais que os apóstolos receberam. Seus seguidores destacavam o falar em línguas.</text:p>
      <text:p text:style-name="P69">→ Charles parhan funda em Topeca a faculdade Bíblia Betel</text:p>
      <text:p text:style-name="P69">→<text:span text:style-name="T19"> Agnes Ozman, pediu aos outros que lhe impusessem as mãos…</text:span></text:p>
      <text:p text:style-name="P70">→ Parhan abriu outra escola em Houston, Texas e lá recebeu um aluno negro chamado <text:span text:style-name="T12">William Seymour</text:span>. Filho de escravos libertos.</text:p>
      <text:p text:style-name="P70">→ Na procura de um lugar para continuar seu trabalho, acharam um galpão na rua Azusa.</text:p>
      <text:p text:style-name="P70"/>
      <text:list xml:id="list152833522488004" text:continue-numbering="true" text:style-name="Outline">
        <text:list-item>
          <text:h text:style-name="P55" text:outline-level="1">Assembleia de Deus</text:h>
        </text:list-item>
      </text:list>
      <text:p text:style-name="P71">→<text:span text:style-name="T19"> O avivamento se espalhou e chegou em Chicago, uma cidade onde o movimento pnetecostal foi intenso</text:span></text:p>
      <text:p text:style-name="P72">18 de junho de 1911 →<text:span text:style-name="T20"> Início da assembleia de Deus no Brasil.</text:span></text:p>
      <text:p text:style-name="P72"/>
      <text:list xml:id="list152831884390639" text:continue-numbering="true" text:style-name="Outline">
        <text:list-item>
          <text:list>
            <text:list-item>
              <text:h text:style-name="Heading_20_2" text:outline-level="2">L<text:span text:style-name="T21">ouis Francescou</text:span></text:h>
            </text:list-item>
          </text:list>
        </text:list-item>
      </text:list>
      <text:p text:style-name="P73">Pentecostalismo clássico</text:p>
      <text:p text:style-name="Text_20_body">Em 1910 chega ao Paraná o missionário presbiteriano Louis Francescou. <text:span text:style-name="T21">Igreja Cristã no Brasil.</text:span></text:p>
      <text:p text:style-name="Text_20_body"/>
      <text:list xml:id="list152832388921774" text:continue-numbering="true" text:style-name="Outline">
        <text:list-item>
          <text:list>
            <text:list-item>
              <text:h text:style-name="P58" text:outline-level="2"><text:soft-page-break/>Deuteropentecostalismo</text:h>
            </text:list-item>
          </text:list>
        </text:list-item>
      </text:list>
      <text:p text:style-name="P74">→<text:span text:style-name="T21"> Harold Willians incentivando cura divina e evangelização em massa e funda a igreja do Evangelho Quadrangular.</text:span></text:p>
      <text:p text:style-name="P74">→<text:span text:style-name="T21"> Manoel de Melo, ...</text:span></text:p>
      <text:p text:style-name="P73">→ David Miranda, Deus é amor</text:p>
      <text:list xml:id="list152833100326342" text:continue-numbering="true" text:style-name="Outline">
        <text:list-item>
          <text:list>
            <text:list-item>
              <text:h text:style-name="P59" text:outline-level="2"><text:span text:style-name="T21">Ondas carismáticas</text:span></text:h>
            </text:list-item>
          </text:list>
        </text:list-item>
      </text:list>
      <text:p text:style-name="P74">→<text:span text:style-name="T21"> Igrejas tradicionais e estavam no Brasil passaram a crer na contemporaneidade dos dons.</text:span></text:p>
      <text:list xml:id="list152832489680147" text:continue-numbering="true" text:style-name="Outline">
        <text:list-item>
          <text:list>
            <text:list-item>
              <text:h text:style-name="P58" text:outline-level="2">Neopentecostalismo</text:h>
            </text:list-item>
          </text:list>
        </text:list-item>
      </text:list>
      <text:p text:style-name="P74">→<text:span text:style-name="T21"> Edir Macedo funda a Universal do Reino de Deus.</text:span></text:p>
      <text:p text:style-name="P73">→ R. R. Soares funda a igreja internacional da Graça de Deus.</text:p>
      <text:p text:style-name="P73">→ Casal Estevan e Sonia hernandes Igreja Renascer</text:p>
      <text:p text:style-name="P73">→ Robson Rodovalho funda a comunidade Sara nossa terra</text:p>
      <text:p text:style-name="P73">→ Valdomiro Santiago funda a igreja Mundial do Poder de Deus</text:p>
      <text:list xml:id="list152832427393620" text:continue-numbering="true" text:style-name="Outline">
        <text:list-item>
          <text:list>
            <text:list-item>
              <text:h text:style-name="Heading_20_2" text:outline-level="2">Pseudo<text:span text:style-name="T21">pentecostalismo</text:span></text:h>
            </text:list-item>
          </text:list>
        </text:list-item>
      </text:list>
      <text:p text:style-name="P73"><text:tab/>São igrejas que surgem sem uma mensagem embasada na palavra de Deus buscando apenas crescimento financeiro</text:p>
      <text:p text:style-name="P73"/>
      <text:p text:style-name="P76">Somos resultado daquilo que nossos-*</text:p>
      <text:p text:style-name="P76"><text:span text:style-name="T23">+</text:span> antepassados viveram. Desde o início, infelizmente houveram divisões. O senhor sempre dirigiu a igreja. Qual o nosso papel? A história da igreja não encerra, ela continua como nós. <text:span text:style-name="T22">A sociedade mudou, as demandas hoje são diferentes, por exemplo, as doenças da alma, o conceito de família não é mais o mesmo, impacto das mídias sociais tem destruido muitos lares. Hoje a realidade é que muitos jovens </text:span><text:soft-page-break/><text:span text:style-name="T22">são orfãos de pais vivos, com filhos criados no mundo virtual. Quando olhamos as demandas da sociedade temos oportunidades para expor Cristo.</text:span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Header">
      <style:text-properties officeooo:rsid="004b4c4d" officeooo:paragraph-rsid="004b4c4d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MP3"/>
        <text:p text:style-name="MP3">, </text:p>
      </style:header>
      <style:footer>
        <text:p text:style-name="MP1"><text:page-number text:select-page="current">12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01:00.817744602</meta:creation-date>
    <dc:title>CTM</dc:title>
    <meta:editing-duration>PT6H53M34S</meta:editing-duration>
    <meta:editing-cycles>23</meta:editing-cycles>
    <meta:generator>LibreOffice/6.4.7.2$Linux_X86_64 LibreOffice_project/40$Build-2</meta:generator>
    <dc:date>2021-11-30T15:28:31.359697146</dc:date>
    <meta:document-statistic meta:table-count="0" meta:image-count="5" meta:object-count="0" meta:page-count="12" meta:paragraph-count="134" meta:word-count="1163" meta:character-count="7006" meta:non-whitespace-character-count="5966"/>
    <meta:template xlink:type="simple" xlink:actuate="onRequest" xlink:title="CTM" xlink:href="../../../../../Templates/CTM.ott" meta:date="2021-11-09T09:01:00.203381199"/>
  </office:meta>
</office:document-meta>
</file>